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sudo apt update &amp;&amp; sudo apt upgrade -y</text:p>
      <text:p text:style-name="Standard"/>
      <text:p text:style-name="Standard">sudo apt install build-essential dkms linux-headers-$(uname -r)</text:p>
      <text:p text:style-name="Standard"/>
      <text:p text:style-name="Standard">cd /media/$USER/Vbox_Gas_*</text:p>
      <text:p text:style-name="Standard"/>
      <text:p text:style-name="Standard">sudo ./VBoxLinuxAdditions.ru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15:41:58.158528992</meta:creation-date>
    <dc:date>2025-12-16T15:43:12.987227334</dc:date>
    <meta:editing-duration>PT1M17S</meta:editing-duration>
    <meta:editing-cycles>1</meta:editing-cycles>
    <meta:document-statistic meta:table-count="0" meta:image-count="0" meta:object-count="0" meta:page-count="1" meta:paragraph-count="4" meta:word-count="19" meta:character-count="156" meta:non-whitespace-character-count="141"/>
    <meta:generator>LibreOffice/24.2.6.2$Linux_X86_64 LibreOffice_project/420$Build-2</meta:generator>
  </office:meta>
</office:document-meta>
</file>